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]" style:apply-style-name="green" style:base-cell-address="Sheet1.B4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37 components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nof_nodes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nof_nodes_simple_types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no_same_component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no_same_component (big constant)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no_same_component (even bigger constants)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Default"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Default"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Default"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Default"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Default"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323932" calcext:value-type="float">
            <text:p>0.323932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2738" calcext:value-type="float">
            <text:p>0.08273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01665" calcext:value-type="float">
            <text:p>1.90166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8015" calcext:value-type="float">
            <text:p>0.09801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243" calcext:value-type="float">
            <text:p>0.06524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25519" calcext:value-type="float">
            <text:p>2.62551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2448" calcext:value-type="float">
            <text:p>0.05244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9521" calcext:value-type="float">
            <text:p>0.04952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3168" calcext:value-type="float">
            <text:p>2.12316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603" calcext:value-type="float">
            <text:p>0.08660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789" calcext:value-type="float">
            <text:p>0.08678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5375" calcext:value-type="float">
            <text:p>2.12537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70438" calcext:value-type="float">
            <text:p>0.07043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049" calcext:value-type="float">
            <text:p>0.06504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6851" calcext:value-type="float">
            <text:p>2.43685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];[.G4];[.L4];[.Q4];[.V4];[.AA4];[.AF4];[.AK4];[.AP4];[.AU4];[.AZ4];[.BE4];[.BJ4];[.BO4];[.BT4])" office:value-type="float" office:value="0.049521" calcext:value-type="float">
            <text:p>0.049521</text:p>
          </table:table-cell>
          <table:table-cell office:value-type="string" calcext:value-type="string">
            <text:p>append</text:p>
          </table:table-cell>
          <table:table-cell/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189901" calcext:value-type="float">
            <text:p>0.189901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8328" calcext:value-type="float">
            <text:p>0.03832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56576" calcext:value-type="float">
            <text:p>1.856576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4393" calcext:value-type="float">
            <text:p>0.04393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7926" calcext:value-type="float">
            <text:p>0.03792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1061" calcext:value-type="float">
            <text:p>2.381061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49289" calcext:value-type="float">
            <text:p>0.14928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5362" calcext:value-type="float">
            <text:p>0.13536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4159" calcext:value-type="float">
            <text:p>2.084159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10582" calcext:value-type="float">
            <text:p>0.41058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8508" calcext:value-type="float">
            <text:p>0.39850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2108" calcext:value-type="float">
            <text:p>2.082108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2212" calcext:value-type="float">
            <text:p>0.24221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0209" calcext:value-type="float">
            <text:p>0.19020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03495" calcext:value-type="float">
            <text:p>2.303495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5];[.G5];[.L5];[.Q5];[.V5];[.AA5];[.AF5];[.AK5];[.AP5];[.AU5];[.AZ5];[.BE5];[.BJ5];[.BO5];[.BT5])" office:value-type="float" office:value="0.037926" calcext:value-type="float">
            <text:p>0.037926</text:p>
          </table:table-cell>
          <table:table-cell office:value-type="string" calcext:value-type="string">
            <text:p>concat</text:p>
          </table:table-cell>
          <table:table-cell/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21991" calcext:value-type="float">
            <text:p>0.021991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9236" calcext:value-type="float">
            <text:p>0.039236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6857" calcext:value-type="float">
            <text:p>0.86857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4791" calcext:value-type="float">
            <text:p>0.054791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30679" calcext:value-type="float">
            <text:p>1.030679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0483" calcext:value-type="float">
            <text:p>0.030483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202" calcext:value-type="float">
            <text:p>0.03202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18789" calcext:value-type="float">
            <text:p>0.518789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28" calcext:value-type="float">
            <text:p>0.04328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8975" calcext:value-type="float">
            <text:p>0.048975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2112" calcext:value-type="float">
            <text:p>0.632112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083" calcext:value-type="float">
            <text:p>0.043083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7244" calcext:value-type="float">
            <text:p>0.047244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5878" calcext:value-type="float">
            <text:p>0.635878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6];[.G6];[.L6];[.Q6];[.V6];[.AA6];[.AF6];[.AK6];[.AP6];[.AU6];[.AZ6];[.BE6];[.BJ6];[.BO6];[.BT6])" office:value-type="float" office:value="0.018475" calcext:value-type="float">
            <text:p>0.018475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90604" calcext:value-type="float">
            <text:p>0.090604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0962" calcext:value-type="float">
            <text:p>0.06096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5002" calcext:value-type="float">
            <text:p>0.75500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3349" calcext:value-type="float">
            <text:p>0.063349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6306" calcext:value-type="float">
            <text:p>0.05630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95752" calcext:value-type="float">
            <text:p>1.39575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0326" calcext:value-type="float">
            <text:p>0.11032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9761" calcext:value-type="float">
            <text:p>0.09976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2.532806" calcext:value-type="float">
            <text:p>252.53280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117291" calcext:value-type="float">
            <text:p>0.11729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1897" calcext:value-type="float">
            <text:p>0.11189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9.182309" calcext:value-type="float">
            <text:p>249.18230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88446" calcext:value-type="float">
            <text:p>0.08844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922" calcext:value-type="float">
            <text:p>0.0792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1.464414" calcext:value-type="float">
            <text:p>251.464414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7];[.G7];[.L7];[.Q7];[.V7];[.AA7];[.AF7];[.AK7];[.AP7];[.AU7];[.AZ7];[.BE7];[.BJ7];[.BO7];[.BT7])" office:value-type="float" office:value="0.056306" calcext:value-type="float">
            <text:p>0.056306</text:p>
          </table:table-cell>
          <table:table-cell office:value-type="string" calcext:value-type="string">
            <text:p>droplast</text:p>
          </table:table-cell>
          <table:table-cell/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1.640785" calcext:value-type="float">
            <text:p>1.64078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17853" calcext:value-type="float">
            <text:p>0.71785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.575971" calcext:value-type="float">
            <text:p>7.57597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90224" calcext:value-type="float">
            <text:p>0.89022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98337" calcext:value-type="float">
            <text:p>0.598337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83711" calcext:value-type="float">
            <text:p>4.98371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4519" calcext:value-type="float">
            <text:p>0.34451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7201" calcext:value-type="float">
            <text:p>0.16720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66685" calcext:value-type="float">
            <text:p>0.36668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91844" calcext:value-type="float">
            <text:p>0.39184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018" calcext:value-type="float">
            <text:p>0.34018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78917" calcext:value-type="float">
            <text:p>0.578917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33047" calcext:value-type="float">
            <text:p>0.333047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79" calcext:value-type="float">
            <text:p>0.377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83532" calcext:value-type="float">
            <text:p>0.58353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8];[.G8];[.L8];[.Q8];[.V8];[.AA8];[.AF8];[.AK8];[.AP8];[.AU8];[.AZ8];[.BE8];[.BJ8];[.BO8];[.BT8])" office:value-type="float" office:value="0.167201" calcext:value-type="float">
            <text:p>0.167201</text:p>
          </table:table-cell>
          <table:table-cell office:value-type="string" calcext:value-type="string">
            <text:p>dropmax</text:p>
          </table:table-cell>
          <table:table-cell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202.616895" calcext:value-type="float">
            <text:p>202.61689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04.043585" calcext:value-type="float">
            <text:p>204.043585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2.596242" calcext:value-type="float">
            <text:p>252.59624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43.571358" calcext:value-type="float">
            <text:p>243.571358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42.807528" calcext:value-type="float">
            <text:p>242.807528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5.986214" calcext:value-type="float">
            <text:p>235.986214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39.917533" calcext:value-type="float">
            <text:p>239.91753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35.230863" calcext:value-type="float">
            <text:p>335.23086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124.376633" calcext:value-type="float">
            <text:p>1124.37663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61.447433" calcext:value-type="float">
            <text:p>261.44743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57.673593" calcext:value-type="float">
            <text:p>357.67359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766.525928" calcext:value-type="float">
            <text:p>766.525928</text:p>
          </table:table-cell>
          <table:table-cell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2.778281" calcext:value-type="float">
            <text:p>262.778281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68.298626" calcext:value-type="float">
            <text:p>368.29862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639.42957" calcext:value-type="float">
            <text:p>1639.42957</text:p>
          </table:table-cell>
          <table:table-cell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V9];[.G9])" office:value-type="float" office:value="204.043585" calcext:value-type="float">
            <text:p>204.043585</text:p>
          </table:table-cell>
          <table:table-cell office:value-type="string" calcext:value-type="string">
            <text:p>enumFromTo</text:p>
          </table:table-cell>
          <table:table-cell/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4734" calcext:value-type="float">
            <text:p>0.024734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4567" calcext:value-type="float">
            <text:p>0.074567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670464" calcext:value-type="float">
            <text:p>1.67046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2667" calcext:value-type="float">
            <text:p>0.022667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253" calcext:value-type="float">
            <text:p>0.08253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35583" calcext:value-type="float">
            <text:p>1.035583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195" calcext:value-type="float">
            <text:p>0.005195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0634" calcext:value-type="float">
            <text:p>0.210634</text:p>
          </table:table-cell>
          <table:table-cell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496947" calcext:value-type="float">
            <text:p>3.496947</text:p>
          </table:table-cell>
          <table:table-cell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0187" calcext:value-type="float">
            <text:p>0.010187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7109" calcext:value-type="float">
            <text:p>0.027109</text:p>
          </table:table-cell>
          <table:table-cell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73742" calcext:value-type="float">
            <text:p>0.173742</text:p>
          </table:table-cell>
          <table:table-cell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9643" calcext:value-type="float">
            <text:p>0.009643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5636" calcext:value-type="float">
            <text:p>0.025636</text:p>
          </table:table-cell>
          <table:table-cell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3742" calcext:value-type="float">
            <text:p>0.493742</text:p>
          </table:table-cell>
          <table:table-cell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05195" calcext:value-type="float">
            <text:p>0.005195</text:p>
          </table:table-cell>
          <table:table-cell office:value-type="string" calcext:value-type="string">
            <text:p>enumTo</text:p>
          </table:table-cell>
          <table:table-cell/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3793" calcext:value-type="float">
            <text:p>0.003793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13" calcext:value-type="float">
            <text:p>0.004313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970833" calcext:value-type="float">
            <text:p>209.970833</text:p>
          </table:table-cell>
          <table:table-cell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3909" calcext:value-type="float">
            <text:p>0.003909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44" calcext:value-type="float">
            <text:p>0.004344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.065262" calcext:value-type="float">
            <text:p>168.065262</text:p>
          </table:table-cell>
          <table:table-cell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49446" calcext:value-type="float">
            <text:p>0.049446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9345" calcext:value-type="float">
            <text:p>0.019345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06" calcext:value-type="float">
            <text:p>0.001706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176" calcext:value-type="float">
            <text:p>0.006176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544" calcext:value-type="float">
            <text:p>0.006544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854" calcext:value-type="float">
            <text:p>0.008854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675" calcext:value-type="float">
            <text:p>0.01675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77" calcext:value-type="float">
            <text:p>0.00877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0803" calcext:value-type="float">
            <text:p>0.010803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1706" calcext:value-type="float">
            <text:p>0.001706</text:p>
          </table:table-cell>
          <table:table-cell office:value-type="string" calcext:value-type="string">
            <text:p>factorial</text:p>
          </table:table-cell>
          <table:table-cell/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776" calcext:value-type="float">
            <text:p>0.000776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8" calcext:value-type="float">
            <text:p>0.000848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3" calcext:value-type="float">
            <text:p>0.000763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73" calcext:value-type="float">
            <text:p>0.000873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1" calcext:value-type="float">
            <text:p>0.000841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5" calcext:value-type="float">
            <text:p>0.000765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48" calcext:value-type="float">
            <text:p>0.000748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13" calcext:value-type="float">
            <text:p>0.001113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8" calcext:value-type="float">
            <text:p>0.000768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031" calcext:value-type="float">
            <text:p>0.001031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68" calcext:value-type="float">
            <text:p>0.000868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78" calcext:value-type="float">
            <text:p>0.000778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53" calcext:value-type="float">
            <text:p>0.000753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5" calcext:value-type="float">
            <text:p>0.00085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34" calcext:value-type="float">
            <text:p>0.000834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748" calcext:value-type="float">
            <text:p>0.000748</text:p>
          </table:table-cell>
          <table:table-cell office:value-type="string" calcext:value-type="string">
            <text:p>is_even</text:p>
          </table:table-cell>
          <table:table-cell/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3206" calcext:value-type="float">
            <text:p>0.003206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29" calcext:value-type="float">
            <text:p>0.003429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4815" calcext:value-type="float">
            <text:p>0.134815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143" calcext:value-type="float">
            <text:p>0.003143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1" calcext:value-type="float">
            <text:p>0.00341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077" calcext:value-type="float">
            <text:p>0.163077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592" calcext:value-type="float">
            <text:p>0.01859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432" calcext:value-type="float">
            <text:p>0.01843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.15663" calcext:value-type="float">
            <text:p>153.1566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11505" calcext:value-type="float">
            <text:p>0.011505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964" calcext:value-type="float">
            <text:p>0.012964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1.481136" calcext:value-type="float">
            <text:p>151.48113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11559" calcext:value-type="float">
            <text:p>0.011559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3039" calcext:value-type="float">
            <text:p>0.013039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2.382834" calcext:value-type="float">
            <text:p>152.382834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3143" calcext:value-type="float">
            <text:p>0.003143</text:p>
          </table:table-cell>
          <table:table-cell office:value-type="string" calcext:value-type="string">
            <text:p>is_nil</text:p>
          </table:table-cell>
          <table:table-cell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1303" calcext:value-type="float">
            <text:p>0.00130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48" calcext:value-type="float">
            <text:p>0.00144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45" calcext:value-type="float">
            <text:p>0.00124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68" calcext:value-type="float">
            <text:p>0.0016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72" calcext:value-type="float">
            <text:p>0.00147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3" calcext:value-type="float">
            <text:p>0.0012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128" calcext:value-type="float">
            <text:p>0.01512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37" calcext:value-type="float">
            <text:p>0.00173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652" calcext:value-type="float">
            <text:p>0.00865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995" calcext:value-type="float">
            <text:p>0.00399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051" calcext:value-type="float">
            <text:p>0.005051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294" calcext:value-type="float">
            <text:p>0.012294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7483" calcext:value-type="float">
            <text:p>0.00748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355" calcext:value-type="float">
            <text:p>0.00235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892" calcext:value-type="float">
            <text:p>0.00189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123" calcext:value-type="float">
            <text:p>0.00123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49.002493" calcext:value-type="float">
            <text:p>49.00249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933901" calcext:value-type="float">
            <text:p>4.93390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.400734" calcext:value-type="float">
            <text:p>16.40073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.947134" calcext:value-type="float">
            <text:p>74.947134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436183" calcext:value-type="float">
            <text:p>28.43618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.363144" calcext:value-type="float">
            <text:p>15.36314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1.023725" calcext:value-type="float">
            <text:p>191.02372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3.171883" calcext:value-type="float">
            <text:p>123.17188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090063" calcext:value-type="float">
            <text:p>6.09006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2.686605" calcext:value-type="float">
            <text:p>252.68660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43.950921" calcext:value-type="float">
            <text:p>143.95092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615766" calcext:value-type="float">
            <text:p>6.615766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3.560408" calcext:value-type="float">
            <text:p>343.560408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8.745872" calcext:value-type="float">
            <text:p>148.745872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23289" calcext:value-type="float">
            <text:p>6.2328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5];[.G15];[.L15];[.Q15];[.V15];[.AA15];[.AF15];[.AK15];[.AP15];[.AU15];[.AZ15];[.BE15];[.BJ15];[.BO15];[.BT15])" office:value-type="float" office:value="4.933901" calcext:value-type="float">
            <text:p>4.933901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418818" calcext:value-type="float">
            <text:p>0.418818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83222" calcext:value-type="float">
            <text:p>0.283222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34753" calcext:value-type="float">
            <text:p>2.934753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6598" calcext:value-type="float">
            <text:p>0.26598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51108" calcext:value-type="float">
            <text:p>0.251108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35279" calcext:value-type="float">
            <text:p>1.935279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4031" calcext:value-type="float">
            <text:p>0.404031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7709" calcext:value-type="float">
            <text:p>0.717709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93359" calcext:value-type="float">
            <text:p>2.293359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9677" calcext:value-type="float">
            <text:p>0.739677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6527" calcext:value-type="float">
            <text:p>0.756527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6289" calcext:value-type="float">
            <text:p>2.716289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4783" calcext:value-type="float">
            <text:p>0.564783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98488" calcext:value-type="float">
            <text:p>0.698488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63122" calcext:value-type="float">
            <text:p>2.763122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251108" calcext:value-type="float">
            <text:p>0.251108</text:p>
          </table:table-cell>
          <table:table-cell office:value-type="string" calcext:value-type="string">
            <text:p>map_add</text:p>
          </table:table-cell>
          <table:table-cell/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55.898972" calcext:value-type="float">
            <text:p>55.89897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.118063" calcext:value-type="float">
            <text:p>14.11806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0.442258" calcext:value-type="float">
            <text:p>250.442258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0.445935" calcext:value-type="float">
            <text:p>20.44593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.115011" calcext:value-type="float">
            <text:p>13.115011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6.168972" calcext:value-type="float">
            <text:p>236.16897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60.409254" calcext:value-type="float">
            <text:p>60.409254</text:p>
          </table:table-cell>
          <table:table-cell office:value-type="string" calcext:value-type="string">
            <text:p>map Int Int (b_mul (b_succ (prod (nil Int)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.51327" calcext:value-type="float">
            <text:p>53.51327</text:p>
          </table:table-cell>
          <table:table-cell office:value-type="string" calcext:value-type="string">
            <text:p>map Int Int (b_mul (b_succ (head Int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7.764989" calcext:value-type="float">
            <text:p>257.76498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9.798733" calcext:value-type="float">
            <text:p>29.79873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.681003" calcext:value-type="float">
            <text:p>23.68100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6.995123" calcext:value-type="float">
            <text:p>256.99512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4.207814" calcext:value-type="float">
            <text:p>24.207814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595312" calcext:value-type="float">
            <text:p>17.59531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1.962665" calcext:value-type="float">
            <text:p>261.96266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17];[.G17];[.L17];[.Q17];[.V17];[.AA17];[.AF17];[.AK17];[.AP17];[.AU17];[.AZ17];[.BE17];[.BJ17];[.BO17];[.BT17])" office:value-type="float" office:value="13.115011" calcext:value-type="float">
            <text:p>13.115011</text:p>
          </table:table-cell>
          <table:table-cell office:value-type="string" calcext:value-type="string">
            <text:p>map_double</text:p>
          </table:table-cell>
          <table:table-cell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774533" calcext:value-type="float">
            <text:p>0.774533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5456" calcext:value-type="float">
            <text:p>0.315456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6.298963" calcext:value-type="float">
            <text:p>226.29896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499187" calcext:value-type="float">
            <text:p>0.49918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0157" calcext:value-type="float">
            <text:p>0.24015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3.99367" calcext:value-type="float">
            <text:p>213.99367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318135" calcext:value-type="float">
            <text:p>0.318135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4094" calcext:value-type="float">
            <text:p>0.244094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7.26161" calcext:value-type="float">
            <text:p>227.26161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863721" calcext:value-type="float">
            <text:p>0.863721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701" calcext:value-type="float">
            <text:p>0.7870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73661" calcext:value-type="float">
            <text:p>1.873661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69837" calcext:value-type="float">
            <text:p>0.869837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10771" calcext:value-type="float">
            <text:p>0.61077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61" calcext:value-type="float">
            <text:p>1.905061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240157" calcext:value-type="float">
            <text:p>0.240157</text:p>
          </table:table-cell>
          <table:table-cell office:value-type="string" calcext:value-type="string">
            <text:p>maximum</text:p>
          </table:table-cell>
          <table:table-cell/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62.063914" calcext:value-type="float">
            <text:p>62.063914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953049" calcext:value-type="float">
            <text:p>26.953049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.074737" calcext:value-type="float">
            <text:p>38.074737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.657245" calcext:value-type="float">
            <text:p>28.657245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.669878" calcext:value-type="float">
            <text:p>22.669878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.758818" calcext:value-type="float">
            <text:p>34.75881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4.357017" calcext:value-type="float">
            <text:p>104.357017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.553132" calcext:value-type="float">
            <text:p>93.553132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3.929462" calcext:value-type="float">
            <text:p>233.92946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73.82165" calcext:value-type="float">
            <text:p>73.82165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.624079" calcext:value-type="float">
            <text:p>67.624079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4.70133" calcext:value-type="float">
            <text:p>224.7013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56.558992" calcext:value-type="float">
            <text:p>56.558992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.650878" calcext:value-type="float">
            <text:p>50.65087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073381" calcext:value-type="float">
            <text:p>13.073381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9];[.G19];[.L19];[.Q19];[.V19];[.AA19];[.AF19];[.AK19];[.AP19];[.AU19];[.AZ19];[.BE19];[.BJ19];[.BO19];[.BT19])" office:value-type="float" office:value="13.073381" calcext:value-type="float">
            <text:p>13.073381</text:p>
          </table:table-cell>
          <table:table-cell office:value-type="string" calcext:value-type="string">
            <text:p>member</text:p>
          </table:table-cell>
          <table:table-cell/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81516" calcext:value-type="float">
            <text:p>0.181516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8386" calcext:value-type="float">
            <text:p>0.068386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353665" calcext:value-type="float">
            <text:p>13.35366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7474" calcext:value-type="float">
            <text:p>0.077474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4425" calcext:value-type="float">
            <text:p>0.064425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954169" calcext:value-type="float">
            <text:p>1.95416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56701" calcext:value-type="float">
            <text:p>0.056701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599" calcext:value-type="float">
            <text:p>0.084599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832" calcext:value-type="float">
            <text:p>0.69183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13852" calcext:value-type="float">
            <text:p>0.213852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01032" calcext:value-type="float">
            <text:p>0.201032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037695" calcext:value-type="float">
            <text:p>3.03769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2988" calcext:value-type="float">
            <text:p>0.132988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40706" calcext:value-type="float">
            <text:p>0.140706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2249" calcext:value-type="float">
            <text:p>0.70224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056701" calcext:value-type="float">
            <text:p>0.056701</text:p>
          </table:table-cell>
          <table:table-cell office:value-type="string" calcext:value-type="string">
            <text:p>multfirst</text:p>
          </table:table-cell>
          <table:table-cell/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7.789742" calcext:value-type="float">
            <text:p>7.789742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06947" calcext:value-type="float">
            <text:p>0.706947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.811945" calcext:value-type="float">
            <text:p>201.811945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324992" calcext:value-type="float">
            <text:p>1.324992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92188" calcext:value-type="float">
            <text:p>0.592188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2.079892" calcext:value-type="float">
            <text:p>72.07989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8044" calcext:value-type="float">
            <text:p>0.78044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87149" calcext:value-type="float">
            <text:p>0.487149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.442365" calcext:value-type="float">
            <text:p>11.442365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408491" calcext:value-type="float">
            <text:p>2.408491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886075" calcext:value-type="float">
            <text:p>1.886075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.690651" calcext:value-type="float">
            <text:p>250.690651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186557" calcext:value-type="float">
            <text:p>1.186557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96835" calcext:value-type="float">
            <text:p>0.996835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4.201503" calcext:value-type="float">
            <text:p>184.201503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487149" calcext:value-type="float">
            <text:p>0.487149</text:p>
          </table:table-cell>
          <table:table-cell office:value-type="string" calcext:value-type="string">
            <text:p>multlast</text:p>
          </table:table-cell>
          <table:table-cell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77.08362" calcext:value-type="float">
            <text:p>77.08362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8317" calcext:value-type="float">
            <text:p>0.348317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.422576" calcext:value-type="float">
            <text:p>139.422576</text:p>
          </table:table-cell>
          <table:table-cell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08542" calcext:value-type="float">
            <text:p>0.808542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26" calcext:value-type="float">
            <text:p>0.3426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7.922192" calcext:value-type="float">
            <text:p>157.92219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106744" calcext:value-type="float">
            <text:p>0.106744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26796" calcext:value-type="float">
            <text:p>0.126796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4.928298" calcext:value-type="float">
            <text:p>164.928298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351201" calcext:value-type="float">
            <text:p>0.351201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19632" calcext:value-type="float">
            <text:p>0.319632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1.59129" calcext:value-type="float">
            <text:p>161.5912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24419" calcext:value-type="float">
            <text:p>0.24419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0135" calcext:value-type="float">
            <text:p>0.20135</text:p>
          </table:table-cell>
          <table:table-cell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3.554344" calcext:value-type="float">
            <text:p>163.554344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106744" calcext:value-type="float">
            <text:p>0.106744</text:p>
          </table:table-cell>
          <table:table-cell office:value-type="string" calcext:value-type="string">
            <text:p>nth</text:p>
          </table:table-cell>
          <table:table-cell/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.346158" calcext:value-type="float">
            <text:p>3.34615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1653" calcext:value-type="float">
            <text:p>0.091653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894118" calcext:value-type="float">
            <text:p>2.894118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7373" calcext:value-type="float">
            <text:p>0.107373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63" calcext:value-type="float">
            <text:p>0.08463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97882" calcext:value-type="float">
            <text:p>1.897882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278" calcext:value-type="float">
            <text:p>0.06627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589" calcext:value-type="float">
            <text:p>0.06658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2702" calcext:value-type="float">
            <text:p>0.52702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93984" calcext:value-type="float">
            <text:p>0.19398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873" calcext:value-type="float">
            <text:p>0.1873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33222" calcext:value-type="float">
            <text:p>2.733222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23792" calcext:value-type="float">
            <text:p>0.123792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8154" calcext:value-type="float">
            <text:p>0.13815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1427" calcext:value-type="float">
            <text:p>0.701427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66278" calcext:value-type="float">
            <text:p>0.066278</text:p>
          </table:table-cell>
          <table:table-cell office:value-type="string" calcext:value-type="string">
            <text:p>replicate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38.437115" calcext:value-type="float">
            <text:p>38.43711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09445" calcext:value-type="float">
            <text:p>1.70944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.567221" calcext:value-type="float">
            <text:p>42.56722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039891" calcext:value-type="float">
            <text:p>5.03989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85767" calcext:value-type="float">
            <text:p>0.985767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587046" calcext:value-type="float">
            <text:p>33.587046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.795084" calcext:value-type="float">
            <text:p>15.79508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110642" calcext:value-type="float">
            <text:p>8.11064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.775693" calcext:value-type="float">
            <text:p>105.775693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.868448" calcext:value-type="float">
            <text:p>96.86844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.124038" calcext:value-type="float">
            <text:p>45.12403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5.484255" calcext:value-type="float">
            <text:p>165.48425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468038" calcext:value-type="float">
            <text:p>36.46803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.43179" calcext:value-type="float">
            <text:p>17.43179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9.528076" calcext:value-type="float">
            <text:p>159.528076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985767" calcext:value-type="float">
            <text:p>0.985767</text:p>
          </table:table-cell>
          <table:table-cell office:value-type="string" calcext:value-type="string">
            <text:p>reverse</text:p>
          </table:table-cell>
          <table:table-cell/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67.700734" calcext:value-type="float">
            <text:p>167.700734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1.91194" calcext:value-type="float">
            <text:p>31.91194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9.216784" calcext:value-type="float">
            <text:p>249.216784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82.817662" calcext:value-type="float">
            <text:p>82.817662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.230707" calcext:value-type="float">
            <text:p>15.23070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9.321587" calcext:value-type="float">
            <text:p>239.321587</text:p>
          </table:table-cell>
          <table:table-cell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.775445" calcext:value-type="float">
            <text:p>45.775445</text:p>
          </table:table-cell>
          <table:table-cell office:value-type="string" calcext:value-type="string">
            <text:p>concat &amp;0 (map &amp;0 (List &amp;0) (replicate &amp;0 (b_succ (prod (nil Int)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.682963" calcext:value-type="float">
            <text:p>19.68296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1.302859" calcext:value-type="float">
            <text:p>261.30285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69.760297" calcext:value-type="float">
            <text:p>69.76029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.75368" calcext:value-type="float">
            <text:p>32.75368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0.629963" calcext:value-type="float">
            <text:p>250.62996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4.763813" calcext:value-type="float">
            <text:p>34.76381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.588991" calcext:value-type="float">
            <text:p>24.588991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1.105725" calcext:value-type="float">
            <text:p>251.10572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5];[.G25];[.L25];[.Q25];[.V25];[.AA25];[.AF25];[.AK25];[.AP25];[.AU25];[.AZ25];[.BE25];[.BJ25];[.BO25];[.BT25])" office:value-type="float" office:value="15.230707" calcext:value-type="float">
            <text:p>15.230707</text:p>
          </table:table-cell>
          <table:table-cell office:value-type="string" calcext:value-type="string">
            <text:p>stutter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686694" calcext:value-type="float">
            <text:p>0.6866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43281" calcext:value-type="float">
            <text:p>0.34328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27" calcext:value-type="float">
            <text:p>1.905027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6598" calcext:value-type="float">
            <text:p>0.3659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8571" calcext:value-type="float">
            <text:p>0.31857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13417" calcext:value-type="float">
            <text:p>2.11341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65767" calcext:value-type="float">
            <text:p>0.26576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6935" calcext:value-type="float">
            <text:p>0.24693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8973" calcext:value-type="float">
            <text:p>0.79897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48557" calcext:value-type="float">
            <text:p>0.94855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24563" calcext:value-type="float">
            <text:p>0.72456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.102119" calcext:value-type="float">
            <text:p>60.102119</text:p>
          </table:table-cell>
          <table:table-cell office:value-type="string" calcext:value-type="string">
            <text:p>foldr Int Int (b_foldNat Int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62694" calcext:value-type="float">
            <text:p>0.7626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84765" calcext:value-type="float">
            <text:p>0.58476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.197175" calcext:value-type="float">
            <text:p>30.197175</text:p>
          </table:table-cell>
          <table:table-cell office:value-type="string" calcext:value-type="string">
            <text:p>foldl Int Int (b_foldNat Int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246935" calcext:value-type="float">
            <text:p>0.246935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style-name="Default" table:formula="of:=AVERAGE([.B4:.B26])" office:value-type="float" office:value="29.0566186521739" calcext:value-type="float">
            <text:p>29.0566186522</text:p>
          </table:table-cell>
          <table:table-cell table:style-name="Default"/>
          <table:table-cell table:number-columns-repeated="3"/>
          <table:table-cell table:style-name="Default" table:formula="of:=AVERAGE([.G4:.G26])" office:value-type="float" office:value="12.471781173913" calcext:value-type="float">
            <text:p>12.4717811739</text:p>
          </table:table-cell>
          <table:table-cell table:style-name="Default"/>
          <table:table-cell table:number-columns-repeated="3"/>
          <table:table-cell table:style-name="Default" table:formula="of:=AVERAGE([.L4:.L26])" office:value-type="float" office:value="72.2893446521739" calcext:value-type="float">
            <text:p>72.28934465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4:.Q26])" office:value-type="float" office:value="20.0032616521739" calcext:value-type="float">
            <text:p>20.0032616522</text:p>
          </table:table-cell>
          <table:table-cell table:style-name="Default"/>
          <table:table-cell table:number-columns-repeated="3"/>
          <table:table-cell table:style-name="Default" table:formula="of:=AVERAGE([.V4:.V26])" office:value-type="float" office:value="14.1758240434783" calcext:value-type="float">
            <text:p>14.1758240435</text:p>
          </table:table-cell>
          <table:table-cell table:style-name="Default"/>
          <table:table-cell table:number-columns-repeated="3"/>
          <table:table-cell table:style-name="Default" table:formula="of:=AVERAGE([.AA4:.AA26])" office:value-type="float" office:value="62.1202139565217" calcext:value-type="float">
            <text:p>62.12021395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4:.AF26])" office:value-type="float" office:value="28.6979273043478" calcext:value-type="float">
            <text:p>28.6979273043</text:p>
          </table:table-cell>
          <table:table-cell table:style-name="Default"/>
          <table:table-cell table:number-columns-repeated="3"/>
          <table:table-cell table:style-name="Default" table:formula="of:=AVERAGE([.AK4:.AK26])" office:value-type="float" office:value="27.6509456521739" calcext:value-type="float">
            <text:p>27.6509456522</text:p>
          </table:table-cell>
          <table:table-cell table:style-name="Default"/>
          <table:table-cell table:number-columns-repeated="3"/>
          <table:table-cell table:style-name="Default" table:formula="of:=AVERAGE([.AP4:.AP26])" office:value-type="float" office:value="122.237976782609" calcext:value-type="float">
            <text:p>122.2379767826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4:.AU26])" office:value-type="float" office:value="34.3993540434783" calcext:value-type="float">
            <text:p>34.3993540435</text:p>
          </table:table-cell>
          <table:table-cell table:style-name="Default"/>
          <table:table-cell table:number-columns-repeated="3"/>
          <table:table-cell table:style-name="Default" table:formula="of:=AVERAGE([.AZ4:.AZ26])" office:value-type="float" office:value="29.4221016521739" calcext:value-type="float">
            <text:p>29.4221016522</text:p>
          </table:table-cell>
          <table:table-cell table:style-name="Default"/>
          <table:table-cell table:number-columns-repeated="3"/>
          <table:table-cell table:style-name="Default" table:formula="of:=AVERAGE([.BE4:.BE26])" office:value-type="float" office:value="111.30325726087" calcext:value-type="float">
            <text:p>111.303257260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4:.BJ26])" office:value-type="float" office:value="33.1758956956522" calcext:value-type="float">
            <text:p>33.1758956957</text:p>
          </table:table-cell>
          <table:table-cell table:style-name="Default"/>
          <table:table-cell table:number-columns-repeated="3"/>
          <table:table-cell table:style-name="Default" table:formula="of:=AVERAGE([.BO4:.BO26])" office:value-type="float" office:value="27.4562091304348" calcext:value-type="float">
            <text:p>27.4562091304</text:p>
          </table:table-cell>
          <table:table-cell table:style-name="Default"/>
          <table:table-cell table:number-columns-repeated="3"/>
          <table:table-cell table:style-name="Default" table:formula="of:=AVERAGE([.BT4:.BT26])" office:value-type="float" office:value="135.89875926087" calcext:value-type="float">
            <text:p>135.8987592609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formula="of:=COUNTA([.AC4:.AC26])" office:value-type="float" office:value="19" calcext:value-type="float">
            <text:p>19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5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6/23</text:p>
          </table:table-cell>
          <table:table-cell table:formula="of:=COUNTA([.BG4:.BG26])" office:value-type="float" office:value="16" calcext:value-type="float">
            <text:p>16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8/23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style-name="Default" table:formula="of:=AVERAGE([.B4:.B8];[.B10:.B24];[.B26])" office:value-type="float" office:value="14.1897428571429" calcext:value-type="float">
            <text:p>14.1897428571</text:p>
          </table:table-cell>
          <table:table-cell table:style-name="Default"/>
          <table:table-cell table:number-columns-repeated="3"/>
          <table:table-cell table:style-name="Default" table:formula="of:=AVERAGE([.G4:.G26])" office:value-type="float" office:value="12.471781173913" calcext:value-type="float">
            <text:p>12.4717811739</text:p>
          </table:table-cell>
          <table:table-cell table:style-name="Default"/>
          <table:table-cell table:number-columns-repeated="3"/>
          <table:table-cell table:style-name="Default" table:formula="of:=AVERAGE([.L4:.L8];[.L10:.L16];[.L19:.L21];[.L23:.L24];[.L26])" office:value-type="float" office:value="30.2598946666667" calcext:value-type="float">
            <text:p>30.2598946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4:.Q8];[.Q10:.Q26])" office:value-type="float" office:value="9.84107545454545" calcext:value-type="float">
            <text:p>9.8410754545</text:p>
          </table:table-cell>
          <table:table-cell table:style-name="Default"/>
          <table:table-cell table:number-columns-repeated="3"/>
          <table:table-cell table:style-name="Default" table:formula="of:=AVERAGE([.V4:.V26])" office:value-type="float" office:value="14.1758240434783" calcext:value-type="float">
            <text:p>14.1758240435</text:p>
          </table:table-cell>
          <table:table-cell table:style-name="Default"/>
          <table:table-cell table:number-columns-repeated="3"/>
          <table:table-cell table:style-name="Default" table:formula="of:=AVERAGE([.AA4:.AA8];[.AA10:.AA16];[.AA19:.AA21];[.AA23:.AA24];[.AA26])" office:value-type="float" office:value="19.1873492222222" calcext:value-type="float">
            <text:p>19.18734922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4:.AF8];[.AF10:.AF26])" office:value-type="float" office:value="19.0970361363636" calcext:value-type="float">
            <text:p>19.0970361364</text:p>
          </table:table-cell>
          <table:table-cell table:style-name="Default"/>
          <table:table-cell table:number-columns-repeated="3"/>
          <table:table-cell table:style-name="Default" table:formula="of:=AVERAGE([.AK4:.AK8];[.AK10:.AK26])" office:value-type="float" office:value="13.6700403181818" calcext:value-type="float">
            <text:p>13.6700403182</text:p>
          </table:table-cell>
          <table:table-cell table:style-name="Default"/>
          <table:table-cell table:number-columns-repeated="3"/>
          <table:table-cell table:style-name="Default" table:formula="of:=AVERAGE([.AP4:.AP6];[.AP8];[.AP10:.AP12];[.AP14:.AP16];[.AP20:.AP21];[.AP23:.AP24];[.AP26])" office:value-type="float" office:value="9.08134526666666" calcext:value-type="float">
            <text:p>9.0813452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4:.AU8];[.AU10:.AU14];[.AU16:.AU26])" office:value-type="float" office:value="13.1929097619048" calcext:value-type="float">
            <text:p>13.1929097619</text:p>
          </table:table-cell>
          <table:table-cell table:style-name="Default"/>
          <table:table-cell table:number-columns-repeated="3"/>
          <table:table-cell table:style-name="Default" table:formula="of:=AVERAGE([.AZ4:.AZ8];[.AZ10:.AZ26])" office:value-type="float" office:value="14.5015793181818" calcext:value-type="float">
            <text:p>14.5015793182</text:p>
          </table:table-cell>
          <table:table-cell table:style-name="Default"/>
          <table:table-cell table:number-columns-repeated="3"/>
          <table:table-cell table:style-name="Default" table:formula="of:=AVERAGE([.BE4:.BE6];[.BE8];[.BE10:.BE12];[.BE14:.BE16];[.BE18];[.BE20];[.BE23:.BE24];[.BE26])" office:value-type="float" office:value="16.5451458" calcext:value-type="float">
            <text:p>16.545145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4:.BJ8];[.BJ10:.BJ26])" office:value-type="float" office:value="22.7394236363636" calcext:value-type="float">
            <text:p>22.7394236364</text:p>
          </table:table-cell>
          <table:table-cell table:style-name="Default"/>
          <table:table-cell table:number-columns-repeated="3"/>
          <table:table-cell table:style-name="Default" table:formula="of:=AVERAGE([.BO4:.BO8];[.BO10:.BO26])" office:value-type="float" office:value="11.963372" calcext:value-type="float">
            <text:p>11.963372</text:p>
          </table:table-cell>
          <table:table-cell table:style-name="Default"/>
          <table:table-cell table:number-columns-repeated="3"/>
          <table:table-cell table:style-name="Default" table:formula="of:=AVERAGE([.BT4:.BT6];[.BT8];[.BT10:.BT12];[.BT14:.BT16];[.BT18:.BT21];[.BT23:.BT24];[.BT26])" office:value-type="float" office:value="23.8689359411765" calcext:value-type="float">
            <text:p>23.868935941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Default" table:formula="of:=MEDIAN([.B4:.B26])" office:value-type="float" office:value="0.686694" calcext:value-type="float">
            <text:p>0.686694</text:p>
          </table:table-cell>
          <table:table-cell table:style-name="Default"/>
          <table:table-cell table:number-columns-repeated="3"/>
          <table:table-cell table:style-name="Default" table:formula="of:=MEDIAN([.G4:.G26])" office:value-type="float" office:value="0.283222" calcext:value-type="float">
            <text:p>0.283222</text:p>
          </table:table-cell>
          <table:table-cell table:style-name="Default"/>
          <table:table-cell table:number-columns-repeated="3"/>
          <table:table-cell table:style-name="Default" table:formula="of:=MEDIAN([.L4:.L26])" office:value-type="float" office:value="7.575971" calcext:value-type="float">
            <text:p>7.575971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Q4:.Q26])" office:value-type="float" office:value="0.26598" calcext:value-type="float">
            <text:p>0.26598</text:p>
          </table:table-cell>
          <table:table-cell table:style-name="Default"/>
          <table:table-cell table:number-columns-repeated="3"/>
          <table:table-cell table:style-name="Default" table:formula="of:=MEDIAN([.V4:.V26])" office:value-type="float" office:value="0.240157" calcext:value-type="float">
            <text:p>0.240157</text:p>
          </table:table-cell>
          <table:table-cell table:style-name="Default"/>
          <table:table-cell table:number-columns-repeated="3"/>
          <table:table-cell table:style-name="Default" table:formula="of:=MEDIAN([.AA4:.AA26])" office:value-type="float" office:value="2.625519" calcext:value-type="float">
            <text:p>2.62551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F4:.AF26])" office:value-type="float" office:value="0.149289" calcext:value-type="float">
            <text:p>0.149289</text:p>
          </table:table-cell>
          <table:table-cell table:style-name="Default"/>
          <table:table-cell table:number-columns-repeated="3"/>
          <table:table-cell table:style-name="Default" table:formula="of:=MEDIAN([.AK4:.AK26])" office:value-type="float" office:value="0.167201" calcext:value-type="float">
            <text:p>0.167201</text:p>
          </table:table-cell>
          <table:table-cell table:style-name="Default"/>
          <table:table-cell table:number-columns-repeated="3"/>
          <table:table-cell table:style-name="Default" table:formula="of:=MEDIAN([.AP4:.AP26])" office:value-type="float" office:value="3.496947" calcext:value-type="float">
            <text:p>3.49694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U4:.AU26])" office:value-type="float" office:value="0.391844" calcext:value-type="float">
            <text:p>0.391844</text:p>
          </table:table-cell>
          <table:table-cell table:style-name="Default"/>
          <table:table-cell table:number-columns-repeated="3"/>
          <table:table-cell table:style-name="Default" table:formula="of:=MEDIAN([.AZ4:.AZ26])" office:value-type="float" office:value="0.34018" calcext:value-type="float">
            <text:p>0.34018</text:p>
          </table:table-cell>
          <table:table-cell table:style-name="Default"/>
          <table:table-cell table:number-columns-repeated="3"/>
          <table:table-cell table:style-name="Default" table:formula="of:=MEDIAN([.BE4:.BE26])" office:value-type="float" office:value="3.037695" calcext:value-type="float">
            <text:p>3.03769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BJ4:.BJ26])" office:value-type="float" office:value="0.24419" calcext:value-type="float">
            <text:p>0.24419</text:p>
          </table:table-cell>
          <table:table-cell table:style-name="Default"/>
          <table:table-cell table:number-columns-repeated="3"/>
          <table:table-cell table:style-name="Default" table:formula="of:=MEDIAN([.BO4:.BO26])" office:value-type="float" office:value="0.20135" calcext:value-type="float">
            <text:p>0.20135</text:p>
          </table:table-cell>
          <table:table-cell table:style-name="Default"/>
          <table:table-cell table:number-columns-repeated="3"/>
          <table:table-cell table:style-name="Default" table:formula="of:=MEDIAN([.BT4:.BT26])" office:value-type="float" office:value="2.763122" calcext:value-type="float">
            <text:p>2.76312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style-name="Default" table:formula="of:=MIN([.B4:.B26])" office:value-type="float" office:value="0.000776" calcext:value-type="float">
            <text:p>0.000776</text:p>
          </table:table-cell>
          <table:table-cell table:style-name="Default"/>
          <table:table-cell table:number-columns-repeated="3"/>
          <table:table-cell table:style-name="Default" table:formula="of:=MIN([.G4:.G26])" office:value-type="float" office:value="0.000848" calcext:value-type="float">
            <text:p>0.000848</text:p>
          </table:table-cell>
          <table:table-cell table:style-name="Default"/>
          <table:table-cell table:number-columns-repeated="3"/>
          <table:table-cell table:style-name="Default" table:formula="of:=MIN([.L4:.L26])" office:value-type="float" office:value="0.000763" calcext:value-type="float">
            <text:p>0.000763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Q4:.Q26])" office:value-type="float" office:value="0.000873" calcext:value-type="float">
            <text:p>0.000873</text:p>
          </table:table-cell>
          <table:table-cell table:style-name="Default"/>
          <table:table-cell table:number-columns-repeated="3"/>
          <table:table-cell table:style-name="Default" table:formula="of:=MIN([.V4:.V22])" office:value-type="float" office:value="0.000841" calcext:value-type="float">
            <text:p>0.000841</text:p>
          </table:table-cell>
          <table:table-cell table:style-name="Default"/>
          <table:table-cell table:number-columns-repeated="3"/>
          <table:table-cell table:style-name="Default" table:formula="of:=MIN([.AA4:.AA26])" office:value-type="float" office:value="0.000765" calcext:value-type="float">
            <text:p>0.0007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F4:.AF26])" office:value-type="float" office:value="0.000748" calcext:value-type="float">
            <text:p>0.000748</text:p>
          </table:table-cell>
          <table:table-cell table:style-name="Default"/>
          <table:table-cell table:number-columns-repeated="3"/>
          <table:table-cell table:style-name="Default" table:formula="of:=MIN([.AK4:.AK26])" office:value-type="float" office:value="0.001113" calcext:value-type="float">
            <text:p>0.001113</text:p>
          </table:table-cell>
          <table:table-cell table:style-name="Default"/>
          <table:table-cell table:number-columns-repeated="3"/>
          <table:table-cell table:style-name="Default" table:formula="of:=MIN([.AP4:.AP26])" office:value-type="float" office:value="0.000768" calcext:value-type="float">
            <text:p>0.00076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U4:.AU26])" office:value-type="float" office:value="0.001031" calcext:value-type="float">
            <text:p>0.001031</text:p>
          </table:table-cell>
          <table:table-cell table:style-name="Default"/>
          <table:table-cell table:number-columns-repeated="3"/>
          <table:table-cell table:style-name="Default" table:formula="of:=MIN([.AZ4:.AZ26])" office:value-type="float" office:value="0.000868" calcext:value-type="float">
            <text:p>0.000868</text:p>
          </table:table-cell>
          <table:table-cell table:style-name="Default"/>
          <table:table-cell table:number-columns-repeated="3"/>
          <table:table-cell table:style-name="Default" table:formula="of:=MIN([.BE4:.BE26])" office:value-type="float" office:value="0.000778" calcext:value-type="float">
            <text:p>0.00077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BJ4:.BJ26])" office:value-type="float" office:value="0.000753" calcext:value-type="float">
            <text:p>0.000753</text:p>
          </table:table-cell>
          <table:table-cell table:style-name="Default"/>
          <table:table-cell table:number-columns-repeated="3"/>
          <table:table-cell table:style-name="Default" table:formula="of:=MIN([.BO4:.BO26])" office:value-type="float" office:value="0.00085" calcext:value-type="float">
            <text:p>0.00085</text:p>
          </table:table-cell>
          <table:table-cell table:style-name="Default"/>
          <table:table-cell table:number-columns-repeated="3"/>
          <table:table-cell table:style-name="Default" table:formula="of:=MIN([.BT4:.BT26])" office:value-type="float" office:value="0.000834" calcext:value-type="float">
            <text:p>0.000834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calcext:conditional-formats>
          <calcext:conditional-format calcext:target-range-address="Sheet1.BT4:Sheet1.BU26 Sheet1.B4:Sheet1.C26 Sheet1.G4:Sheet1.H26 Sheet1.L4:Sheet1.M26 Sheet1.Q4:Sheet1.R26 Sheet1.V4:Sheet1.W26 Sheet1.AA4:Sheet1.AB26 Sheet1.AF4:Sheet1.AG26 Sheet1.AK4:Sheet1.AL26 Sheet1.AP4:Sheet1.AQ26 Sheet1.AU4:Sheet1.AV26 Sheet1.AZ4:Sheet1.BA26 Sheet1.BE4:Sheet1.BF26 Sheet1.BJ4:Sheet1.BK26 Sheet1.BO4:Sheet1.BP26">
            <calcext:condition calcext:apply-style-name="green" calcext:value="=[.$CA4]" calcext:base-cell-address="Sheet1.B4"/>
          </calcext:conditional-format>
        </calcext:conditional-formats>
      </table:table>
      <table:named-expressions/>
      <table:database-ranges>
        <table:database-range table:name="__Anonymous_Sheet_DB__0" table:target-range-address="Sheet1.A3:Sheet1.BY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8:51:28.763799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4.2.8.2$Linux_X86_64 LibreOffice_project/420m0$Build-2</meta:generator>
    <dc:date>2016-08-03T20:09:27.870835649</dc:date>
    <meta:editing-duration>PT1H39M54S</meta:editing-duration>
    <meta:editing-cycles>10</meta:editing-cycles>
    <meta:document-statistic meta:table-count="1" meta:cell-count="1879" meta:object-count="0"/>
  </office:meta>
</office:document-meta>
</file>